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2" style:family="table">
      <style:table-properties style:width="8.202cm" fo:margin-left="4.297cm" table:align="left"/>
    </style:style>
    <style:style style:name="Tabla2.A" style:family="table-column">
      <style:table-column-properties style:column-width="2.143cm"/>
    </style:style>
    <style:style style:name="Tabla2.B" style:family="table-column">
      <style:table-column-properties style:column-width="6.05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8.652cm" fo:margin-left="4.112cm" table:align="left"/>
    </style:style>
    <style:style style:name="Tabla1.A" style:family="table-column">
      <style:table-column-properties style:column-width="2.143cm"/>
    </style:style>
    <style:style style:name="Tabla1.B" style:family="table-column">
      <style:table-column-properties style:column-width="6.50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9.155cm"/>
    </style:style>
    <style:style style:name="Tabla3.B" style:family="table-column">
      <style:table-column-properties style:column-width="6.112cm"/>
    </style:style>
    <style:style style:name="Tabla3.C" style:family="table-column">
      <style:table-column-properties style:column-width="1.746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erif" officeooo:rsid="000c9218" officeooo:paragraph-rsid="000c9218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rsid="000c9218" officeooo:paragraph-rsid="00143d73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rsid="0011551a" officeooo:paragraph-rsid="0011551a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rsid="000e49ae" officeooo:paragraph-rsid="000e49ae"/>
    </style:style>
    <style:style style:name="P5" style:family="paragraph" style:parent-style-name="Standard">
      <style:paragraph-properties fo:text-align="justify" style:justify-single-word="false"/>
      <style:text-properties style:font-name="Liberation Serif" officeooo:rsid="001950dc" officeooo:paragraph-rsid="001950dc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950dc" officeooo:paragraph-rsid="001afb03"/>
    </style:style>
    <style:style style:name="P7" style:family="paragraph" style:parent-style-name="Standard">
      <style:paragraph-properties fo:text-align="justify" style:justify-single-word="false"/>
      <style:text-properties style:font-name="Liberation Serif" officeooo:rsid="001afb03" officeooo:paragraph-rsid="001afb03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b8422" officeooo:paragraph-rsid="001b8422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25993" officeooo:paragraph-rsid="000e49ae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rsid="00125993" officeooo:paragraph-rsid="00143d73"/>
    </style:style>
    <style:style style:name="P11" style:family="paragraph" style:parent-style-name="Standard">
      <style:paragraph-properties fo:text-align="justify" style:justify-single-word="false"/>
      <style:text-properties style:font-name="Liberation Serif" officeooo:rsid="001c504e" officeooo:paragraph-rsid="001c504e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rsid="00241dc4" officeooo:paragraph-rsid="00241dc4"/>
    </style:style>
    <style:style style:name="P13" style:family="paragraph" style:parent-style-name="Standard">
      <style:paragraph-properties fo:text-align="justify" style:justify-single-word="false"/>
      <style:text-properties style:font-name="Liberation Serif" officeooo:rsid="0025ec00" officeooo:paragraph-rsid="0025ec00"/>
    </style:style>
    <style:style style:name="P14" style:family="paragraph" style:parent-style-name="Standard">
      <style:paragraph-properties fo:text-align="justify" style:justify-single-word="false"/>
      <style:text-properties style:font-name="Liberation Serif" officeooo:rsid="0025ec00" officeooo:paragraph-rsid="00241dc4"/>
    </style:style>
    <style:style style:name="P15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025ec00" officeooo:paragraph-rsid="0025ec00"/>
    </style:style>
    <style:style style:name="P16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25ec00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0125993" officeooo:paragraph-rsid="00163114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0c9218" officeooo:paragraph-rsid="000c921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weight="bold" officeooo:rsid="0025ec00" officeooo:paragraph-rsid="0025ec00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rsid="00268387" officeooo:paragraph-rsid="00287515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officeooo:rsid="001c504e" officeooo:paragraph-rsid="002977fa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Liberation Serif" officeooo:rsid="00163114" officeooo:paragraph-rsid="00163114"/>
    </style:style>
    <style:style style:name="P23" style:family="paragraph" style:parent-style-name="Standard">
      <style:paragraph-properties fo:text-align="justify" style:justify-single-word="false"/>
      <style:text-properties style:font-name="Liberation Serif" officeooo:rsid="002e5b58" officeooo:paragraph-rsid="002e5b58"/>
    </style:style>
    <style:style style:name="P24" style:family="paragraph" style:parent-style-name="Standard">
      <style:paragraph-properties fo:text-align="justify" style:justify-single-word="false"/>
      <style:text-properties style:font-name="Liberation Serif" officeooo:rsid="00307eaf" officeooo:paragraph-rsid="001afb03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2pt" officeooo:rsid="002977fa" officeooo:paragraph-rsid="002977fa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2pt" officeooo:rsid="002977fa" officeooo:paragraph-rsid="0029e843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977fa" officeooo:paragraph-rsid="002977fa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977fa" officeooo:paragraph-rsid="0029e843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0.5pt" officeooo:rsid="002977fa" officeooo:paragraph-rsid="002977fa" style:font-size-asian="10.5pt" style:font-size-complex="10.5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0.5pt" officeooo:rsid="002977fa" officeooo:paragraph-rsid="0029e843" style:font-size-asian="10.5pt" style:font-size-complex="10.5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0.5pt" officeooo:rsid="002b0ee0" officeooo:paragraph-rsid="002b0ee0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0.5pt" fo:font-weight="bold" officeooo:rsid="0029e843" officeooo:paragraph-rsid="0029e843" style:font-size-asian="10.5pt" style:font-weight-asian="bold" style:font-size-complex="10.5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officeooo:rsid="001c504e" officeooo:paragraph-rsid="0029e843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0.5pt" officeooo:rsid="001c504e" officeooo:paragraph-rsid="0035456e" style:font-size-asian="10.5pt" style:font-size-complex="10.5pt"/>
    </style:style>
    <style:style style:name="P35" style:family="paragraph" style:parent-style-name="Standard">
      <style:paragraph-properties fo:text-align="justify" style:justify-single-word="false"/>
      <style:text-properties style:font-name="Liberation Serif" officeooo:rsid="00163114" officeooo:paragraph-rsid="00163114"/>
    </style:style>
    <style:style style:name="P36" style:family="paragraph" style:parent-style-name="Standard">
      <style:paragraph-properties fo:text-align="justify" style:justify-single-word="false"/>
      <style:text-properties style:font-name="Liberation Serif" officeooo:rsid="0025ec00" officeooo:paragraph-rsid="0025ec00"/>
    </style:style>
    <style:style style:name="P37" style:family="paragraph" style:parent-style-name="Standard">
      <style:paragraph-properties fo:text-align="justify" style:justify-single-word="false"/>
      <style:text-properties style:font-name="Liberation Serif" officeooo:rsid="001950dc" officeooo:paragraph-rsid="001afb03"/>
    </style:style>
    <style:style style:name="P38" style:family="paragraph" style:parent-style-name="Standard">
      <style:paragraph-properties fo:text-align="justify" style:justify-single-word="false"/>
      <style:text-properties style:font-name="Liberation Serif" officeooo:rsid="0035456e" officeooo:paragraph-rsid="0035456e"/>
    </style:style>
    <style:style style:name="T1" style:family="text">
      <style:text-properties officeooo:rsid="0012599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25993"/>
    </style:style>
    <style:style style:name="T4" style:family="text">
      <style:text-properties officeooo:rsid="001afb0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eec45" style:font-style-asian="italic" style:font-style-complex="italic"/>
    </style:style>
    <style:style style:name="T7" style:family="text">
      <style:text-properties fo:font-style="italic" officeooo:rsid="002e5b58" style:font-style-asian="italic" style:font-style-complex="italic"/>
    </style:style>
    <style:style style:name="T8" style:family="text">
      <style:text-properties fo:font-style="italic" officeooo:rsid="00352bf0" style:font-style-asian="italic" style:font-style-complex="italic"/>
    </style:style>
    <style:style style:name="T9" style:family="text">
      <style:text-properties officeooo:rsid="0022a7e2"/>
    </style:style>
    <style:style style:name="T10" style:family="text">
      <style:text-properties officeooo:rsid="0022e3d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977fa" style:font-weight-asian="bold" style:font-weight-complex="bold"/>
    </style:style>
    <style:style style:name="T13" style:family="text">
      <style:text-properties officeooo:rsid="00268387"/>
    </style:style>
    <style:style style:name="T14" style:family="text">
      <style:text-properties officeooo:rsid="00287515"/>
    </style:style>
    <style:style style:name="T15" style:family="text">
      <style:text-properties officeooo:rsid="0028e9d5"/>
    </style:style>
    <style:style style:name="T16" style:family="text">
      <style:text-properties officeooo:rsid="002977fa"/>
    </style:style>
    <style:style style:name="T17" style:family="text">
      <style:text-properties officeooo:rsid="0029e843"/>
    </style:style>
    <style:style style:name="T18" style:family="text">
      <style:text-properties officeooo:rsid="002e5b58"/>
    </style:style>
    <style:style style:name="T19" style:family="text">
      <style:text-properties officeooo:rsid="002eec45"/>
    </style:style>
    <style:style style:name="T20" style:family="text">
      <style:text-properties officeooo:rsid="00307eaf"/>
    </style:style>
    <style:style style:name="T21" style:family="text">
      <style:text-properties officeooo:rsid="003545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iseño de la API REST</text:p>
      <text:p text:style-name="P1"/>
      <text:p text:style-name="P3"/>
      <text:p text:style-name="P16">Introducción</text:p>
      <text:p text:style-name="P15"/>
      <text:p text:style-name="P3">Los tests estadísticos, <text:span text:style-name="T9">así como la subida y consulta de ficheros </text:span>serán accesibles vía web mediante servicios web en Python y basados en REST.</text:p>
      <text:p text:style-name="P4"/>
      <text:p text:style-name="P4">Los servicios web REST están basados en los siguientes principios:</text:p>
      <text:p text:style-name="P4"/>
      <text:p text:style-name="P4"><text:tab/>- Utilización de métodos HTTP: Por tanto, los métodos a utilizar para la comunicación con los servicios web de los tests podrán ser los típicos de HTTP: GET, POST, DELETE.</text:p>
      <text:p text:style-name="P4"><text:tab/>- Servicios sin estado: Las peticiones a los servicios web de los tests incluirán todos los datos necesarios (petición completa e independiente) para que el servidor no tenga que mantener ningún estado para procesar la petición.</text:p>
      <text:p text:style-name="P4"><text:tab/>- Exposición de URIs (identificador recursos uniforme) con forma de directorios. Por ejemplo, se podrían hacer URIs del estilo:</text:p>
      <text:p text:style-name="P4">http:// localhost:8080/<text:span text:style-name="T1">nombre_test/...</text:span></text:p>
      <text:p text:style-name="P9"/>
      <text:p text:style-name="P2"><text:tab/>El framework web Bottle <text:span text:style-name="T1">permite la implementación de servicios web accesibles mediante una o más URIs. El decorador “route()” asigna una URI a un trozo de código (el propio servicio) en lo que se denomina ruta. El decorador decora a lo que realmente referencia, que es un trozo de código. Cada vez que el navegador llama a una URL especificada con “route()” la función o servicio asociado es llamado y el valor de retorno se envía al navegador. </text:span></text:p>
      <text:p text:style-name="P2"/>
      <text:p text:style-name="P10"><text:tab/>A un mismo servicio se pueden unir tantas URIs como se desean y de este concepto es donde está basado el diseño de la API REST <text:span text:style-name="T9">para este proyecto</text:span>, ya que el diseño de la API estará determinado por los diferentes decoradores o rutas definidos para cada tipo de servicio REST.</text:p>
      <text:p text:style-name="P2"/>
      <text:p text:style-name="P19"><text:span text:style-name="T3">D</text:span><text:span text:style-name="T2">iseño</text:span></text:p>
      <text:p text:style-name="P17"/>
      <text:p text:style-name="P20"><text:span text:style-name="T10">S</text:span>e distinguen dos tipos:</text:p>
      <text:p text:style-name="P20"/>
      <text:p text:style-name="P20"><text:span text:style-name="T14">1. S</text:span>ervicio<text:span text:style-name="T16">s</text:span> de subida <text:span text:style-name="T14">y de </text:span>consulta de <text:span text:style-name="T15">datos (gestión de ficheros)</text:span>.</text:p>
      <text:p text:style-name="P12"/>
      <text:p text:style-name="P14"><text:span text:style-name="T12">Subida de ficheros</text:span><text:span text:style-name="T16">: </text:span>Permite la subida y el almacenamiento del contenido de <text:span text:style-name="T20">un fichero</text:span> <text:span text:style-name="T17">en el servidor</text:span>. El método usado es “POST”, ya que se envían datos al servidor <text:span text:style-name="T21">(el fichero) </text:span>y <text:span text:style-name="T20">éste</text:span> devuelve <text:span text:style-name="T21">el diccionario de claves (HASH) – nombres ficheros disponibles en el servidor, o error en el caso de que se haya producido algún error en el procesamiento del archivo (como extensión incorrecta, etc.)</text:span></text:p>
      <text:p text:style-name="P14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7">Decorador</text:p>
          </table:table-cell>
          <table:table-cell table:style-name="Tabla2.B1" office:value-type="string">
            <text:p text:style-name="P21">@route('/<text:span text:style-name="T17">subir</text:span>', method="POST")</text:p>
          </table:table-cell>
        </table:table-row>
        <table:table-row>
          <table:table-cell table:style-name="Tabla2.A2" office:value-type="string">
            <text:p text:style-name="P27">URI</text:p>
          </table:table-cell>
          <table:table-cell table:style-name="Tabla2.B2" office:value-type="string">
            <text:p text:style-name="P25">http://localhost:8080/subida</text:p>
          </table:table-cell>
        </table:table-row>
        <table:table-row>
          <table:table-cell table:style-name="Tabla2.A2" office:value-type="string">
            <text:p text:style-name="P27">Método</text:p>
          </table:table-cell>
          <table:table-cell table:style-name="Tabla2.B2" office:value-type="string">
            <text:p text:style-name="P25">POST</text:p>
          </table:table-cell>
        </table:table-row>
      </table:table>
      <text:p text:style-name="P14"/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oft-page-break/><text:span text:style-name="T11">Consulta de ficheros</text:span>: Permite consultar <text:span text:style-name="T16">los datos de </text:span>un fichero en concreto <text:span text:style-name="T13">disponible en el servidor</text:span>. <text:span text:style-name="T19">Tiene un parámetro de entrada “</text:span><text:span text:style-name="T6">id_</text:span><text:span text:style-name="T8">fichero</text:span><text:span text:style-name="T6">”</text:span><text:span text:style-name="T19"> (entero HASH del contenido del fichero). </text:span>El método empleado es “GET”, ya que únicamente se reciben datos del servidor.</text:p>
      <text:p text:style-name="P1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Decorador</text:p>
          </table:table-cell>
          <table:table-cell table:style-name="Tabla1.B1" office:value-type="string">
            <text:p text:style-name="P33">@route('/<text:span text:style-name="T17">consultar/&lt;id_fichero:int&gt;</text:span>', method="POST")</text:p>
          </table:table-cell>
        </table:table-row>
        <table:table-row>
          <table:table-cell table:style-name="Tabla1.A2" office:value-type="string">
            <text:p text:style-name="P28">URI</text:p>
          </table:table-cell>
          <table:table-cell table:style-name="Tabla1.B2" office:value-type="string">
            <text:p text:style-name="P26">http://localhost:8080/subida</text:p>
          </table:table-cell>
        </table:table-row>
        <table:table-row>
          <table:table-cell table:style-name="Tabla1.A2" office:value-type="string">
            <text:p text:style-name="P28">Método</text:p>
          </table:table-cell>
          <table:table-cell table:style-name="Tabla1.B2" office:value-type="string">
            <text:p text:style-name="P26">POST</text:p>
          </table:table-cell>
        </table:table-row>
      </table:table>
      <text:p text:style-name="P22"/>
      <text:p text:style-name="P22">2. Servicios que permiten la ejecución de los diferentes tests estadísticos implementados.</text:p>
      <text:p text:style-name="P22"/>
      <text:p text:style-name="P23"><text:span text:style-name="T11">Acceso y ejecución de tests</text:span>: Estos servicios son los encargados de dar acceso a la ejecución de los tests estadísticos y los que devuelven los datos proporcionados por éstos (en formato JSON) al navegador a través de JQuery.</text:p>
      <text:p text:style-name="P22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32">Decorador</text:p>
          </table:table-cell>
          <table:table-cell table:style-name="Tabla3.A1" office:value-type="string">
            <text:p text:style-name="P32">URI</text:p>
          </table:table-cell>
          <table:table-cell table:style-name="Tabla3.C1" office:value-type="string">
            <text:p text:style-name="P32">Método</text:p>
          </table:table-cell>
        </table:table-row>
        <table:table-row>
          <table:table-cell table:style-name="Tabla3.A2" office:value-type="string">
            <text:p text:style-name="P34">@route('/<text:span text:style-name="T10">nombre/&lt;id_fichero:int&gt;</text:span>', method="GET") </text:p>
          </table:table-cell>
          <table:table-cell table:style-name="Tabla3.A2" office:value-type="string">
            <text:p text:style-name="P29">http://localhost:8080/<text:span text:style-name="T17">nombre</text:span></text:p>
          </table:table-cell>
          <table:table-cell table:style-name="Tabla3.C2" office:value-type="string">
            <text:p text:style-name="P31">GET</text:p>
          </table:table-cell>
        </table:table-row>
        <table:table-row>
          <table:table-cell table:style-name="Tabla3.A2" office:value-type="string">
            <text:p text:style-name="P34">@route('/<text:span text:style-name="T10">nombre</text:span>/<text:span text:style-name="T17">&lt;id_fichero:int&gt;/</text:span>&lt;alpha:float&gt;', method="GET") </text:p>
          </table:table-cell>
          <table:table-cell table:style-name="Tabla3.A2" office:value-type="string">
            <text:p text:style-name="P30">http://localhost:8080/<text:span text:style-name="T17">nombre/alpha</text:span></text:p>
          </table:table-cell>
          <table:table-cell table:style-name="Tabla3.C2" office:value-type="string">
            <text:p text:style-name="P31">GET</text:p>
          </table:table-cell>
        </table:table-row>
        <table:table-row>
          <table:table-cell table:style-name="Tabla3.A2" office:value-type="string">
            <text:p text:style-name="P34">@route('/<text:span text:style-name="T10">nombre</text:span>/<text:span text:style-name="T17">&lt;id_fichero:int&gt;/</text:span>&lt;tipo:int&gt;', method="GET") </text:p>
          </table:table-cell>
          <table:table-cell table:style-name="Tabla3.A2" office:value-type="string">
            <text:p text:style-name="P30">http://localhost:8080/<text:span text:style-name="T17">nombre/tipo</text:span></text:p>
          </table:table-cell>
          <table:table-cell table:style-name="Tabla3.C2" office:value-type="string">
            <text:p text:style-name="P31">GET</text:p>
          </table:table-cell>
        </table:table-row>
        <table:table-row>
          <table:table-cell table:style-name="Tabla3.A2" office:value-type="string">
            <text:p text:style-name="P34">@route('/<text:span text:style-name="T10">nombre</text:span>/<text:span text:style-name="T17">&lt;id_fichero:int&gt;/</text:span>&lt;alpha:float&gt;/&lt;tipo:int&gt;', method="GET")</text:p>
          </table:table-cell>
          <table:table-cell table:style-name="Tabla3.A2" office:value-type="string">
            <text:p text:style-name="P30">http://localhost:8080/<text:span text:style-name="T17">nombre/alpha/tipo</text:span></text:p>
          </table:table-cell>
          <table:table-cell table:style-name="Tabla3.C2" office:value-type="string">
            <text:p text:style-name="P31">GET</text:p>
          </table:table-cell>
        </table:table-row>
      </table:table>
      <text:p text:style-name="P24"/>
      <text:p text:style-name="P6">nombre: nombre del test referenciado (p. ej. wilcoxon)</text:p>
      <text:p text:style-name="P38">id_fichero: entero o clave HASH del fichero que identifica al mismo unívocamente.</text:p>
      <text:p text:style-name="P8">method=”GET”: los servicios web de los tests únicamente devuelven datos (resultado de su ejecución).</text:p>
      <text:p text:style-name="P5"/>
      <text:p text:style-name="P6">Estos servicios <text:span text:style-name="T18">pueden tener (algunos tests que no devuelven rankings como el test de Wilcoxon, no tiene decoradores con el parámetro </text:span><text:span text:style-name="T7">tipo</text:span><text:span text:style-name="T18">) </text:span>dos parámetros de entrada cuyos valores son <text:span text:style-name="T4">opcionales:</text:span></text:p>
      <text:p text:style-name="P7"/>
      <text:p text:style-name="P5"><text:span text:style-name="T5">- alpha:</text:span> nivel de significación.</text:p>
      <text:p text:style-name="P5"><text:span text:style-name="T5">- tipo:</text:span> problema de minimización / maximización.</text:p>
      <text:p text:style-name="P5"/>
      <text:p text:style-name="P7">Su valor por defecto es 0.05 para alpha (probabilidad de error tipo 1 típica) y 0 (por defecto indica que el problema se trata de minimización. 1 indicaría maximizació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4:24:25.218955001</meta:creation-date>
    <dc:date>2014-02-24T17:56:25.090968216</dc:date>
    <meta:editing-duration>PT2H37M17S</meta:editing-duration>
    <meta:editing-cycles>21</meta:editing-cycles>
    <meta:generator>LibreOffice/4.1.2.3$Linux_X86_64 LibreOffice_project/410m0$Build-3</meta:generator>
    <meta:document-statistic meta:table-count="3" meta:image-count="0" meta:object-count="0" meta:page-count="2" meta:paragraph-count="51" meta:word-count="568" meta:character-count="3870" meta:non-whitespace-character-count="3343"/>
  </office:meta>
</office:document-meta>
</file>